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style="normal" fo:font-weight="bold" style:font-style-asian="normal" style:font-weight-asian="bold" style:font-style-complex="normal" style:font-weight-complex="bold"/>
    </style:style>
    <style:style style:name="P5" style:family="paragraph" style:parent-style-name="Standard">
      <style:text-properties style:font-name="Arial"/>
    </style:style>
    <style:style style:name="P6" style:family="paragraph" style:parent-style-name="Heading_20_1">
      <style:text-properties style:text-underline-style="none" fo:font-weight="bold" style:font-weight-asian="bold" style:font-weight-complex="bold"/>
    </style:style>
    <style:style style:name="T1"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PERASJONALISERING AV PROBLEMSTILLINGEN:</text:h>
      <text:p text:style-name="Standard"/>
      <text:p text:style-name="Standard"/>
      <text:p text:style-name="P2">Før jeg gjør undersøkelse, må jeg vite hvilken informasjon vi er ute etter, det kan være vi ikke vet dette nå og må gjøre undersøkelse først, men bare så alle er enige om hva problemstillingen er og hva siden skal inneholde.</text:p>
      <text:p text:style-name="P2"/>
      <text:p text:style-name="P3">Dette er det som er hittil:</text:p>
      <text:p text:style-name="P2"/>
      <text:p text:style-name="P1">''Vår problemstilling vi skal jobbe med igjennom prosjektet er at vi skal produsere en lettfattelig og veldig brukervennlig hjemmeside for eldre som gjerne vil, men ikke helt har skjønt hva internett er. </text:p>
      <text:p text:style-name="Text_20_body"><text:span text:style-name="Strong_20_Emphasis"><text:span text:style-name="T1">Vårt spørsmål som vi skal ”besvare” gjennom prosjektet er:</text:span></text:span><text:span text:style-name="T1"> Hvordan kan vi gjøre det lettere for eldre å forstå og bruke Internett?''</text:span></text:p>
      <text:p text:style-name="P2"/>
      <text:p text:style-name="P2"/>
      <text:p text:style-name="P2"/>
      <text:p text:style-name="P2"/>
      <text:p text:style-name="P4">Jeg fant dette i boka:</text:p>
      <text:p text:style-name="P2"/>
      <text:p text:style-name="P2">Hva er problemstillingen? avgrens problemstillingen, hvilken informasjon er vi ute etter?</text:p>
      <text:p text:style-name="P2">Den bør operasjonaliseres, det vil si at den får en slik form at vi kan avgjøre hvilken informasjon vi trenger for å belyse den.</text:p>
      <text:p text:style-name="P2"><text:s/></text:p>
      <text:p text:style-name="P2">Det kan også være nødvendig å skaffe seg informasjon for å utføre operasjonaliseringen, før problemstillingen blir endelig fastlagt, (noe som er casen her, hva trenger en nylig startet senior på nett?) I disse tilfellene er det i de fleste tilfeller nyttig å finne ut hva andre har tenkt og gjort. Det kan også være at problemstillingen må deles opp i del problemstillinger, for å tydeliggjøre det som skal svares på.</text:p>
      <text:p text:style-name="P2">(S.113 prosjektboka. UNDERSØKELSER.)</text:p>
      <text:p text:style-name="P2"/>
      <text:p text:style-name="P2"/>
      <text:p text:style-name="P2">EKS. På hva andre har gjort:</text:p>
      <text:p text:style-name="P2"/>
      <text:p text:style-name="P2"><text:a xlink:type="simple" xlink:href="http://seniornett.no/Emner/Seniornett-avisen/Ord-for-nybegynnere">http://seniornett.no/Emner/Seniornett-avisen/Ord-for-nybegynnere</text:a></text:p>
      <text:p text:style-name="P2"/>
      <text:p text:style-name="P2"><text:a xlink:type="simple" xlink:href="http://seniornett.no/Emner/Seniornett-avisen/Bli-kjent-med-PCen">http://seniornett.no/Emner/Seniornett-avisen/Bli-kjent-med-PCen</text:a></text:p>
      <text:p text:style-name="P2"/>
      <text:p text:style-name="P2"><text:a xlink:type="simple" xlink:href="http://seniornett.no/Emner/Seniornett-avisen/Ordforklaringer">http://seniornett.no/Emner/Seniornett-avisen/Ordforklaringer</text:a></text:p>
      <text:p text:style-name="P2"/>
      <text:p text:style-name="P2"><text:a xlink:type="simple" xlink:href="http://seniornett.no/Emner/Seniornett-avisen/Godt-aa-vite">http://seniornett.no/Emner/Seniornett-avisen/Godt-aa-vite</text:a></text:p>
      <text:p text:style-name="P2"/>
      <text:p text:style-name="P2"><text:a xlink:type="simple" xlink:href="http://seniornett.no/Seniornett/Digitalskolen/Internett">http://seniornett.no/Seniornett/Digitalskolen/Internett</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5T13:29:09.93</meta:creation-date>
    <dc:date>2010-10-25T14:22:19.82</dc:date>
    <meta:editing-duration>PT00H16M40S</meta:editing-duration>
    <meta:editing-cycles>2</meta:editing-cycles>
    <meta:generator>OpenOffice.org/3.2$Win32 OpenOffice.org_project/320m18$Build-9502</meta:generator>
    <meta:document-statistic meta:table-count="0" meta:image-count="0" meta:object-count="0" meta:page-count="1" meta:paragraph-count="17" meta:word-count="229" meta:character-count="1647"/>
  </office:meta>
</office:document-meta>
</file>